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925cm" fo:min-width="8.39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6.735cm" fo:min-width="3.945cm" loext:decorative="false"/>
      <style:paragraph-properties style:writing-mode="lr-tb"/>
    </style:style>
    <style:style style:name="gr3" style:family="graphic" style:parent-style-name="objectwithoutfill">
      <style:graphic-properties draw:marker-start="Arrowheads_20_1" draw:marker-start-width="0.3cm" draw:marker-end="Arrowheads_20_2" draw:marker-end-width="0.3cm" draw:fill="none" draw:textarea-vertical-align="middl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8.64cm" fo:min-width="21.725cm" loext:decorative="false"/>
      <style:paragraph-properties style:writing-mode="lr-tb"/>
    </style:style>
    <style:style style:name="gr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9cfb5" loext:fill-use-slide-background="false" draw:textarea-horizontal-align="justify" draw:textarea-vertical-align="middle" draw:auto-grow-height="false" fo:min-height="0.235cm" fo:min-width="2.67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9cfb5" loext:fill-use-slide-background="false" draw:textarea-horizontal-align="justify" draw:textarea-vertical-align="middle" draw:auto-grow-height="false" fo:min-height="0.259cm" fo:min-width="2.67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9cfb5" loext:fill-use-slide-background="false" draw:textarea-horizontal-align="justify" draw:textarea-vertical-align="middle" draw:auto-grow-height="false" fo:min-height="0.235cm" fo:min-width="2.67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9cfb5" loext:fill-use-slide-background="false" draw:textarea-horizontal-align="justify" draw:textarea-vertical-align="middle" draw:auto-grow-height="false" fo:min-height="0.259cm" fo:min-width="2.67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9cfb5" loext:fill-use-slide-background="false" draw:textarea-horizontal-align="justify" draw:textarea-vertical-align="middle" draw:auto-grow-height="false" fo:min-height="0.235cm" fo:min-width="2.67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9cfb5" loext:fill-use-slide-background="false" draw:textarea-horizontal-align="justify" draw:textarea-vertical-align="middle" draw:auto-grow-height="false" fo:min-height="0.259cm" fo:min-width="2.67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9cfb5" loext:fill-use-slide-background="false" draw:textarea-horizontal-align="justify" draw:textarea-vertical-align="middle" draw:auto-grow-height="false" fo:min-height="0.235cm" fo:min-width="2.67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9cfb5" loext:fill-use-slide-background="false" draw:textarea-horizontal-align="justify" draw:textarea-vertical-align="middle" draw:auto-grow-height="false" fo:min-height="0.259cm" fo:min-width="2.67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9cfb5" loext:fill-use-slide-background="false" draw:textarea-horizontal-align="justify" draw:textarea-vertical-align="middle" draw:auto-grow-height="false" fo:min-height="0.235cm" fo:min-width="2.67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9cfb5" loext:fill-use-slide-background="false" draw:textarea-horizontal-align="justify" draw:textarea-vertical-align="middle" draw:auto-grow-height="false" fo:min-height="0.259cm" fo:min-width="2.67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9cfb5" loext:fill-use-slide-background="false" draw:textarea-horizontal-align="justify" draw:textarea-vertical-align="middle" draw:auto-grow-height="false" fo:min-height="0.235cm" fo:min-width="2.67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9cfb5" loext:fill-use-slide-background="false" draw:textarea-horizontal-align="justify" draw:textarea-vertical-align="middle" draw:auto-grow-height="false" fo:min-height="0.259cm" fo:min-width="2.675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objectwithoutfill">
      <style:graphic-properties draw:marker-start="Arrowheads_20_3" draw:marker-start-width="0.3cm" draw:marker-end="Arrowheads_20_4" draw:marker-end-width="0.3cm" draw:fill="none" draw:textarea-vertical-align="middle" loext:decorative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9" style:family="graphic" style:parent-style-name="objectwithoutfill">
      <style:graphic-properties draw:marker-start="Arrowheads_20_7" draw:marker-start-width="0.3cm" draw:marker-end="Arrowheads_20_8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start="Arrowheads_20_9" draw:marker-start-width="0.3cm" draw:marker-end="Arrowheads_20_10" draw:marker-end-width="0.3cm" draw:fill="none" draw:textarea-vertical-align="middle" loext:decorative="false"/>
    </style:style>
    <style:style style:name="gr2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9cfb5" loext:fill-use-slide-background="false" draw:textarea-horizontal-align="justify" draw:textarea-vertical-align="middle" draw:auto-grow-height="false" fo:min-height="0.235cm" fo:min-width="0.77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9cfb5" loext:fill-use-slide-background="false" draw:textarea-horizontal-align="justify" draw:textarea-vertical-align="middle" draw:auto-grow-height="false" fo:min-height="0.259cm" fo:min-width="0.77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>
      <style:graphic-properties style:protect="size" loext:decorative="false"/>
    </style:style>
    <style:style style:name="gr24" style:family="graphic" style:parent-style-name="standard">
      <style:graphic-properties draw:textarea-horizontal-align="justify" draw:textarea-vertical-align="middle" draw:auto-grow-height="false" fo:min-height="9.691cm" fo:min-width="21.725cm" loext:decorative="false"/>
      <style:paragraph-properties style:writing-mode="lr-tb"/>
    </style:style>
    <style:style style:name="gr25" style:family="graphic" style:parent-style-name="objectwithoutfill">
      <style:graphic-properties draw:marker-start="Arrowheads_20_5" draw:marker-start-width="0.3cm" draw:marker-end="Arrowheads_20_6" draw:marker-end-width="0.3cm" draw:fill="none" draw:textarea-vertical-align="middle" loext:decorative="false"/>
    </style:style>
    <style:style style:name="gr26" style:family="graphic" style:parent-style-name="standard">
      <style:graphic-properties loext:decorative="false"/>
    </style:style>
    <style:style style:name="gr27" style:family="graphic" style:parent-style-name="objectwithoutfill">
      <style:graphic-properties svg:stroke-width="0.152cm" svg:stroke-color="#fc5c00" draw:marker-start-width="0.432cm" draw:marker-end-width="0.432cm" draw:fill="none" draw:textarea-vertical-align="middle" fo:padding-top="0.201cm" fo:padding-bottom="0.201cm" fo:padding-left="0.326cm" fo:padding-right="0.326cm" loext:decorative="false"/>
    </style:style>
    <style:style style:name="gr28" style:family="graphic" style:parent-style-name="standard">
      <style:graphic-properties draw:fill="solid" draw:fill-color="#f9cfb5" draw:textarea-horizontal-align="justify" draw:textarea-vertical-align="middle" draw:auto-grow-height="false" fo:min-height="2.29cm" fo:min-width="14.105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co1" style:family="table-column">
      <style:table-column-properties style:column-width="1.613cm" style:use-optimal-column-width="false"/>
    </style:style>
    <style:style style:name="co2" style:family="table-column">
      <style:table-column-properties style:column-width="1.633cm" style:use-optimal-column-width="false"/>
    </style:style>
    <style:style style:name="ro1" style:family="table-row">
      <style:table-row-properties style:row-height="-1.416cm" style:use-optimal-row-height="false"/>
    </style:style>
    <style:style style:name="ro2" style:family="table-row">
      <style:table-row-properties style:row-height="0.912cm" style:use-optimal-row-height="fals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start"/>
      <style:text-properties fo:font-size="18pt"/>
    </style:style>
    <style:style style:name="P3" style:family="paragraph">
      <style:paragraph-properties fo:text-align="end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9cfb5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-color="#ffffff"/>
    </style:style>
    <style:style style:name="P14" style:family="paragraph">
      <loext:graphic-properties draw:fill="solid" draw:fill-color="#f9cfb5"/>
      <style:paragraph-properties fo:text-align="start"/>
      <style:text-properties fo:font-size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Lucida Sans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89cm" svg:height="3.175cm" svg:x="10.16cm" svg:y="0cm">
          <text:p text:style-name="P1"><text:span text:style-name="T1">Main Menu</text:span></text:p>
          <text:p text:style-name="P1"/>
          <text:p text:style-name="P2"><text:span text:style-name="T1">1. Bus Speed <text:s text:c="3"/></text:span></text:p>
          <text:p text:style-name="P2"><text:span text:style-name="T1">2. All Labels</text:span></text:p>
          <text:p text:style-name="P2"><text:span text:style-name="T1">2. Label Entry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445cm" svg:height="6.985cm" svg:x="0cm" svg:y="5.08cm">
          <text:p text:style-name="P1"><text:span text:style-name="T1">Available Labels</text:span></text:p>
          <text:p text:style-name="P1"/>
          <text:p text:style-name="P2"><text:span text:style-name="T1">1. 102</text:span></text:p>
          <text:p text:style-name="P2"><text:span text:style-name="T1">2. 112</text:span></text:p>
          <text:p text:style-name="P2"><text:span text:style-name="T1">3. 176</text:span></text:p>
          <text:p text:style-name="P2"><text:span text:style-name="T1">4. 213</text:span></text:p>
          <text:p text:style-name="P2"><text:span text:style-name="T1">5. 351</text:span></text:p>
          <text:p text:style-name="P2"><text:span text:style-name="T1">6. 352</text:span></text:p>
          <text:p text:style-name="P2"><text:span text:style-name="T1"/></text:p>
          <text:p text:style-name="P3"><text:span text:style-name="T1">Main Menu</text:span></text:p>
          <text:p text:style-name="P3"><text:span text:style-name="T1">Select Label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.222cm" svg:y1="5.08cm" svg:x2="14.605cm" svg:y2="3.175cm" draw:start-shape="id1" draw:start-glue-point="0" svg:d="M2222 5080v-1203h12383v-702" svg:viewBox="0 0 12384 1906">
          <text:p/>
        </draw:connector>
        <draw:custom-shape draw:style-name="gr4" draw:text-style-name="P1" xml:id="id2" draw:id="id2" draw:layer="layout" svg:width="22.225cm" svg:height="8.89cm" svg:x="5.08cm" svg:y="5.08cm">
          <text:p text:style-name="P1"><text:span text:style-name="T1">Label Menu</text:span></text:p>
          <text:p text:style-name="P1"><text:span text:style-name="T1"/></text:p>
          <text:p text:style-name="P1"/>
          <text:p text:style-name="P2"><text:span text:style-name="T2"><text:s text:c="10"/></text:span><text:span text:style-name="T2">LABEL <text:s text:c="4"/>SDI <text:s text:c="18"/>DATA <text:s text:c="20"/>SSM <text:s text:c="5"/>P <text:s text:c="5"/></text:span></text:p>
          <text:p text:style-name="P2"><text:span text:style-name="T2"/></text:p>
          <text:p text:style-name="P2"><text:span text:style-name="T2"><text:s text:c="8"/></text:span><text:span text:style-name="T2">8----------1 <text:s text:c="3"/>9-10 <text:s text:c="2"/>11-------------------------29 <text:s text:c="4"/>30-31 <text:s text:c="3"/>32</text:span></text:p>
          <text:p text:style-name="P2"><text:span text:style-name="T2"/></text:p>
          <text:p text:style-name="P2"><text:span text:style-name="T2">102: 00000000 <text:s text:c="4"/>00 <text:s text:c="4"/>0000000000000000000 <text:s text:c="6"/>00 <text:s text:c="7"/>0</text:span></text:p>
          <text:p text:style-name="P5"><text:span text:style-name="T2">112: 00000000 <text:s text:c="4"/>00 <text:s text:c="4"/>0000000000000000000 <text:s text:c="6"/>00 <text:s text:c="7"/>0</text:span></text:p>
          <text:p text:style-name="P5"><text:span text:style-name="T2">176: 00000000 <text:s text:c="4"/>00 <text:s text:c="4"/>0000000000000000000 <text:s text:c="6"/>00 <text:s text:c="7"/>0</text:span></text:p>
          <text:p text:style-name="P5"><text:span text:style-name="T2">213: 00000000 <text:s text:c="4"/>00 <text:s text:c="4"/>0000000000000000000 <text:s text:c="6"/>00 <text:s text:c="7"/>0</text:span></text:p>
          <text:p text:style-name="P5"><text:span text:style-name="T2">351: 00000000 <text:s text:c="4"/>00 <text:s text:c="4"/>0000000000000000000 <text:s text:c="6"/>00 <text:s text:c="7"/>0</text:span></text:p>
          <text:p text:style-name="P5"><text:span text:style-name="T2">352: 00000000 <text:s text:c="4"/>00 <text:s text:c="4"/>0000000000000000000 <text:s text:c="6"/>00 <text:s text:c="7"/>0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<text:p text:style-name="P5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Ma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3.175cm" svg:height="0.485cm" svg:x="20.1cm" svg:y="9.353cm">
          <text:p text:style-name="P6"><text:span text:style-name="T2">PLO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3.175cm" svg:height="0.509cm" svg:x="23.91cm" svg:y="9.353cm">
          <text:p text:style-name="P6"><text:span text:style-name="T2">SAVE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3.175cm" svg:height="0.485cm" svg:x="20.1cm" svg:y="9.941cm">
          <text:p text:style-name="P6"><text:span text:style-name="T2">PLOT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175cm" svg:height="0.509cm" svg:x="23.91cm" svg:y="9.941cm">
          <text:p text:style-name="P6"><text:span text:style-name="T2">SAVE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175cm" svg:height="0.485cm" svg:x="20.086cm" svg:y="10.558cm">
          <text:p text:style-name="P6"><text:span text:style-name="T2">PLO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3.175cm" svg:height="0.509cm" svg:x="23.896cm" svg:y="10.558cm">
          <text:p text:style-name="P6"><text:span text:style-name="T2">SAV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175cm" svg:height="0.485cm" svg:x="20.086cm" svg:y="11.16cm">
          <text:p text:style-name="P6"><text:span text:style-name="T2">PLOT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3.175cm" svg:height="0.509cm" svg:x="23.896cm" svg:y="11.16cm">
          <text:p text:style-name="P6"><text:span text:style-name="T2">SAVE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3.175cm" svg:height="0.485cm" svg:x="20.072cm" svg:y="11.747cm">
          <text:p text:style-name="P6"><text:span text:style-name="T2">PLOT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3.175cm" svg:height="0.509cm" svg:x="23.882cm" svg:y="11.747cm">
          <text:p text:style-name="P6"><text:span text:style-name="T2">SAVE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3.175cm" svg:height="0.485cm" svg:x="20.087cm" svg:y="12.335cm">
          <text:p text:style-name="P6"><text:span text:style-name="T2">PLOT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3.175cm" svg:height="0.509cm" svg:x="23.897cm" svg:y="12.335cm">
          <text:p text:style-name="P6"><text:span text:style-name="T2">SAVE</text:span></text:p>
          <draw:enhanced-geometry svg:viewBox="0 0 21600 21600" draw:type="rectangle" draw:enhanced-path="M 0 0 L 21600 0 21600 21600 0 21600 0 0 Z N"/>
        </draw:custom-shape>
        <draw:connector draw:style-name="gr17" draw:text-style-name="P4" draw:layer="layout" svg:x1="14.605cm" svg:y1="3.175cm" svg:x2="16.192cm" svg:y2="5.08cm" draw:end-shape="id2" draw:end-glue-point="0" svg:d="M14605 3175v702h1587v1203" svg:viewBox="0 0 1588 1906">
          <text:p/>
        </draw:connector>
        <draw:frame draw:style-name="gr18" draw:text-style-name="P8" xml:id="id3" draw:id="id3" draw:layer="layout" svg:width="4.16cm" svg:height="0.962cm" svg:x="9.525cm" svg:y="14.278cm">
          <draw:text-box>
            <text:p>PLOT SLIDE</text:p>
          </draw:text-box>
        </draw:frame>
        <draw:connector draw:style-name="gr19" draw:text-style-name="P4" draw:layer="layout" svg:x1="16.192cm" svg:y1="13.97cm" svg:x2="13.685cm" svg:y2="14.759cm" draw:start-shape="id2" draw:start-glue-point="2" draw:end-shape="id3" draw:end-glue-point="1" svg:d="M16192 13970v789h-2507" svg:viewBox="0 0 2508 790">
          <text:p/>
        </draw:connector>
        <draw:frame draw:style-name="gr18" draw:text-style-name="P8" xml:id="id4" draw:id="id4" draw:layer="layout" svg:width="4.16cm" svg:height="0.962cm" svg:x="19.05cm" svg:y="14.278cm">
          <draw:text-box>
            <text:p>SAVE SLIDE</text:p>
          </draw:text-box>
        </draw:frame>
        <draw:connector draw:style-name="gr20" draw:text-style-name="P4" draw:layer="layout" svg:x1="19.05cm" svg:y1="14.759cm" svg:x2="16.192cm" svg:y2="13.97cm" draw:start-shape="id4" draw:start-glue-point="3" draw:end-shape="id2" draw:end-glue-point="2" svg:d="M19050 14759h-2858v-789" svg:viewBox="0 0 2859 790">
          <text:p/>
        </draw:connector>
        <draw:custom-shape draw:style-name="gr21" draw:text-style-name="P7" draw:layer="layout" svg:width="1.27cm" svg:height="0.485cm" svg:x="15.24cm" svg:y="1.396cm">
          <text:p text:style-name="P6"><text:span text:style-name="T2">HI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1.27cm" svg:height="0.509cm" svg:x="17.145cm" svg:y="1.396cm">
          <text:p text:style-name="P6"><text:span text:style-name="T2">LO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3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24" draw:text-style-name="P10" xml:id="id5" draw:id="id5" draw:layer="layout" svg:width="22.225cm" svg:height="9.941cm" svg:x="3.175cm" svg:y="3.394cm">
          <text:p text:style-name="P10"><text:span text:style-name="T1">Label Plot (102)</text:span></text:p>
          <text:p text:style-name="P10"><text:span text:style-name="T1"/></text:p>
          <text:p text:style-name="P10"/>
          <text:p text:style-name="P11"><text:span text:style-name="T2"><text:s text:c="6"/></text:span></text:p>
          <text:p text:style-name="P1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<text:p text:style-name="P1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<text:p text:style-name="P12"><text:span text:style-name="T2"/></text:p>
          <text:p text:style-name="P12"><text:span text:style-name="T2"/></text:p>
          <text:p text:style-name="P12"><text:span text:style-name="T2"/></text:p>
          <text:p text:style-name="P12"><text:span text:style-name="T2"/></text:p>
          <text:p text:style-name="P12"><text:span text:style-name="T2"/></text:p>
          <text:p text:style-name="P12"><text:span text:style-name="T2"/></text:p>
          <text:p text:style-name="P12"><text:span text:style-name="T2"/></text:p>
          <text:p text:style-name="P12"><text:span text:style-name="T2"/></text:p>
          <text:p text:style-name="P1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Back</text:span></text:p>
          <text:p text:style-name="P1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Ma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4" draw:layer="layout" svg:x1="14.287cm" svg:y1="3.394cm" svg:x2="12.296cm" svg:y2="1.27cm" draw:start-shape="id5" draw:start-glue-point="0" draw:end-shape="id6" draw:end-glue-point="2" svg:d="M14287 3394v-1063h-1991v-1061" svg:viewBox="0 0 1992 2125">
          <text:p/>
        </draw:connector>
        <draw:frame draw:style-name="gr18" draw:text-style-name="P8" xml:id="id6" draw:id="id6" draw:layer="layout" svg:width="4.1cm" svg:height="0.962cm" svg:x="10.246cm" svg:y="0.308cm">
          <draw:text-box>
            <text:p>MAIN SLIDE</text:p>
          </draw:text-box>
        </draw:frame>
        <draw:frame draw:style-name="gr26" draw:layer="layout" svg:width="16.149cm" svg:height="8.207cm" svg:x="5.028cm" svg:y="4.6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bg-none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path draw:style-name="gr27" draw:text-style-name="P4" draw:layer="layout" svg:width="14.642cm" svg:height="5.306cm" draw:transform="rotate (-0.217991623574092) translate (6.749489012711cm 5.62524746093502cm)" svg:viewBox="0 0 14643 5307" svg:d="M0 5301c361 37 698-115 1046-168 350-53 654-323 744-675 106-415 503-623 706-985 180-320 603-346 922-299 382 56 646-250 990-284 373-37 684 423 1063 339 670-149 661 535 1168 378 363-112 560-494 740-832 189-355 257-714 399-1077 118-304 118-644 440-895 271-213 308-815 746-803 366 11 691 219 1033 345 226 83 606-209 662 395 37 397 473 675 978 676 409 2 556-225 1027-259 350-25 655-250 736-705 128-707 595 129 976-57l267 196">
          <text:p/>
        </draw:path>
        <presentation:notes draw:style-name="dp2">
          <draw:page-thumbnail draw:style-name="gr23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24" draw:text-style-name="P10" xml:id="id7" draw:id="id7" draw:layer="layout" svg:width="22.225cm" svg:height="9.941cm" svg:x="3.175cm" svg:y="3.394cm">
          <text:p text:style-name="P10"><text:span text:style-name="T1">Save Label / Labels</text:span></text:p>
          <text:p text:style-name="P10"><text:span text:style-name="T1"/></text:p>
          <text:p text:style-name="P10"/>
          <text:p text:style-name="P11"><text:span text:style-name="T2"><text:s text:c="6"/></text:span></text:p>
          <text:p text:style-name="P1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<text:p text:style-name="P1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<text:p text:style-name="P12"><text:span text:style-name="T2"/></text:p>
          <text:p text:style-name="P12"><text:span text:style-name="T2"/></text:p>
          <text:p text:style-name="P12"><text:span text:style-name="T2"/></text:p>
          <text:p text:style-name="P12"><text:span text:style-name="T2"/></text:p>
          <text:p text:style-name="P12"><text:span text:style-name="T2"/></text:p>
          <text:p text:style-name="P12"><text:span text:style-name="T2"/></text:p>
          <text:p text:style-name="P12"><text:span text:style-name="T2"/></text:p>
          <text:p text:style-name="P12"><text:span text:style-name="T2"/></text:p>
          <text:p text:style-name="P1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Back</text:span></text:p>
          <text:p text:style-name="P1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Main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4" draw:layer="layout" svg:x1="14.287cm" svg:y1="3.394cm" svg:x2="12.296cm" svg:y2="1.27cm" draw:start-shape="id7" draw:start-glue-point="0" draw:end-shape="id8" draw:end-glue-point="2" svg:d="M14287 3394v-1063h-1991v-1061" svg:viewBox="0 0 1992 2125">
          <text:p/>
        </draw:connector>
        <draw:frame draw:style-name="gr18" draw:text-style-name="P8" xml:id="id8" draw:id="id8" draw:layer="layout" svg:width="4.1cm" svg:height="0.962cm" svg:x="10.246cm" svg:y="0.308cm">
          <draw:text-box>
            <text:p>MAIN SLIDE</text:p>
          </draw:text-box>
        </draw:frame>
        <draw:custom-shape draw:style-name="gr28" draw:text-style-name="P14" draw:layer="layout" svg:width="14.605cm" svg:height="2.54cm" svg:x="6.985cm" svg:y="6.35cm">
          <text:p text:style-name="P2"><text:span text:style-name="T1">1. File Location</text:span></text:p>
          <text:p text:style-name="P2"><text:span text:style-name="T1">2. File Name</text:span></text:p>
          <text:p text:style-name="P2"><text:span text:style-name="T1">3. Save and Exit (returns to previous screen when done)</text:span>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23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14T20:58:28.148000000</meta:creation-date>
    <dc:date>2025-05-14T21:46:29.393000000</dc:date>
    <meta:editing-duration>PT47M58S</meta:editing-duration>
    <meta:editing-cycles>9</meta:editing-cycles>
    <meta:generator>LibreOffice/24.2.4.2$Windows_X86_64 LibreOffice_project/51a6219feb6075d9a4c46691dcfe0cd9c4fff3c2</meta:generator>
    <meta:document-statistic meta:object-count="59"/>
  </office:meta>
</office:document-meta>
</file>